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cm" fo:margin-right="0.635cm" fo:text-align="center" style:justify-single-word="false" fo:text-indent="0cm" style:auto-text-indent="false"/>
    </style:style>
    <style:style style:name="P2" style:family="paragraph" style:parent-style-name="Footer">
      <style:paragraph-properties fo:text-align="center" style:justify-single-word="false"/>
    </style:style>
    <style:style style:name="P3" style:family="paragraph" style:parent-style-name="Standard">
      <style:paragraph-properties fo:text-align="center" style:justify-single-word="false"/>
      <style:text-properties fo:font-size="12pt" fo:language="en" fo:country="GB" fo:font-weight="normal" style:font-size-asian="12pt" style:language-asian="en" style:country-asian="GB" style:font-weight-asian="normal" style:font-size-complex="12pt" style:font-weight-complex="normal"/>
    </style:style>
    <style:style style:name="P4" style:family="paragraph" style:parent-style-name="Standard">
      <style:paragraph-properties fo:text-align="center" style:justify-single-word="false"/>
      <style:text-properties fo:font-size="12pt" fo:font-weight="bold" style:font-size-asian="12pt" style:font-weight-asian="bold"/>
    </style:style>
    <style:style style:name="P5" style:family="paragraph" style:parent-style-name="Standard">
      <style:paragraph-properties fo:text-align="center" style:justify-single-word="false"/>
      <style:text-properties style:font-name="Courier New" fo:font-size="10pt" fo:language="en" fo:country="GB" fo:font-weight="normal" style:font-size-asian="10pt" style:language-asian="en" style:country-asian="GB" style:font-weight-asian="normal" style:font-name-complex="Courier New" style:font-size-complex="10pt" style:font-weight-complex="normal"/>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210f777"/>
    </style:style>
    <style:style style:name="P8" style:family="paragraph" style:parent-style-name="Standard">
      <style:paragraph-properties fo:text-align="justify" style:justify-single-word="false"/>
      <style:text-properties officeooo:rsid="0212d9d6" officeooo:paragraph-rsid="0212d9d6"/>
    </style:style>
    <style:style style:name="P9" style:family="paragraph" style:parent-style-name="Standard">
      <style:paragraph-properties fo:text-align="justify" style:justify-single-word="false"/>
      <style:text-properties officeooo:rsid="021424b7" officeooo:paragraph-rsid="021424b7"/>
    </style:style>
    <style:style style:name="P10" style:family="paragraph" style:parent-style-name="Standard">
      <style:paragraph-properties fo:text-align="justify" style:justify-single-word="false"/>
      <style:text-properties officeooo:rsid="02144de6" officeooo:paragraph-rsid="02144de6"/>
    </style:style>
    <style:style style:name="P11" style:family="paragraph" style:parent-style-name="Standard">
      <style:paragraph-properties fo:text-align="justify" style:justify-single-word="false"/>
      <style:text-properties style:text-position="0% 100%" style:font-name="Times New Roman1" fo:font-style="normal" fo:font-weight="normal" officeooo:rsid="00b8fa85" style:font-name-asian="宋体" style:font-style-asian="normal" style:font-weight-asian="normal" style:font-name-complex="Times New Roman" style:font-style-complex="normal" style:font-weight-complex="normal"/>
    </style:style>
    <style:style style:name="P12" style:family="paragraph" style:parent-style-name="Standard">
      <style:paragraph-properties fo:text-align="center" style:justify-single-word="false"/>
    </style:style>
    <style:style style:name="P13" style:family="paragraph" style:parent-style-name="Standard">
      <style:paragraph-properties fo:text-align="justify" style:justify-single-word="false"/>
      <style:text-properties fo:font-style="italic" fo:font-weight="normal" officeooo:rsid="02199ee3" officeooo:paragraph-rsid="02199ee3" style:font-style-asian="italic" style:font-weight-asian="normal" style:font-style-complex="italic" style:font-weight-complex="normal"/>
    </style:style>
    <style:style style:name="P14" style:family="paragraph" style:parent-style-name="Standard">
      <style:paragraph-properties fo:margin-left="0cm" fo:margin-right="0cm" fo:text-align="justify" style:justify-single-word="false" fo:text-indent="0cm" style:auto-text-indent="false"/>
    </style:style>
    <style:style style:name="P15" style:family="paragraph" style:parent-style-name="Frame_20_contents">
      <style:paragraph-properties fo:text-align="center" style:justify-single-word="false"/>
      <style:text-properties fo:font-size="14pt" fo:font-weight="bold" officeooo:rsid="0218e4cf" officeooo:paragraph-rsid="0218e4cf" style:font-size-asian="14pt" style:font-weight-asian="bold" style:font-size-complex="14pt" style:font-weight-complex="bold"/>
    </style:style>
    <style:style style:name="P16" style:family="paragraph" style:parent-style-name="Heading_20_1">
      <style:paragraph-properties fo:text-align="justify" style:justify-single-word="false"/>
    </style:style>
    <style:style style:name="P17" style:family="paragraph" style:parent-style-name="Heading_20_1">
      <style:paragraph-properties fo:text-align="justify" style:justify-single-word="false"/>
      <style:text-properties officeooo:rsid="0214619e" officeooo:paragraph-rsid="0214619e"/>
    </style:style>
    <style:style style:name="P18" style:family="paragraph" style:parent-style-name="Heading_20_1">
      <style:paragraph-properties fo:text-align="justify" style:justify-single-word="false"/>
      <style:text-properties officeooo:rsid="021564f1" officeooo:paragraph-rsid="021564f1"/>
    </style:style>
    <style:style style:name="P19" style:family="paragraph" style:parent-style-name="Heading_20_1">
      <style:paragraph-properties fo:text-align="justify" style:justify-single-word="false"/>
      <style:text-properties officeooo:rsid="02170eec" officeooo:paragraph-rsid="02170eec"/>
    </style:style>
    <style:style style:name="P20" style:family="paragraph" style:parent-style-name="Heading_20_1">
      <style:paragraph-properties fo:text-align="justify" style:justify-single-word="false"/>
      <style:text-properties officeooo:rsid="02177c07" officeooo:paragraph-rsid="02177c07"/>
    </style:style>
    <style:style style:name="P21" style:family="paragraph" style:parent-style-name="Heading_20_1">
      <style:paragraph-properties fo:text-align="justify" style:justify-single-word="false"/>
      <style:text-properties officeooo:rsid="021889d5" officeooo:paragraph-rsid="021889d5"/>
    </style:style>
    <style:style style:name="P22" style:family="paragraph" style:parent-style-name="Heading_20_1">
      <style:paragraph-properties fo:text-align="justify" style:justify-single-word="false"/>
      <style:text-properties officeooo:rsid="025a7ff3" officeooo:paragraph-rsid="025a7ff3"/>
    </style:style>
    <style:style style:name="P23" style:family="paragraph" style:parent-style-name="Heading_20_1" style:list-style-name="">
      <style:paragraph-properties fo:margin-left="0cm" fo:margin-right="0cm" fo:text-align="justify" style:justify-single-word="false" fo:text-indent="0cm" style:auto-text-indent="false"/>
    </style:style>
    <style:style style:name="P24" style:family="paragraph" style:parent-style-name="Standard">
      <style:paragraph-properties fo:text-align="justify" style:justify-single-word="false"/>
      <style:text-properties officeooo:rsid="0211c1b7" officeooo:paragraph-rsid="022f2433"/>
    </style:style>
    <style:style style:name="P25" style:family="paragraph" style:parent-style-name="Standard">
      <style:paragraph-properties fo:text-align="justify" style:justify-single-word="false"/>
      <style:text-properties officeooo:paragraph-rsid="0210f777"/>
    </style:style>
    <style:style style:name="P26" style:family="paragraph" style:parent-style-name="Standard">
      <style:paragraph-properties fo:text-align="justify" style:justify-single-word="false"/>
      <style:text-properties officeooo:paragraph-rsid="021564f1"/>
    </style:style>
    <style:style style:name="P27" style:family="paragraph" style:parent-style-name="Standard">
      <style:paragraph-properties fo:text-align="justify" style:justify-single-word="false"/>
      <style:text-properties officeooo:paragraph-rsid="025b9bce"/>
    </style:style>
    <style:style style:name="P28" style:family="paragraph" style:parent-style-name="Standard" style:master-page-name="Standard">
      <style:paragraph-properties style:page-number="auto"/>
      <style:text-properties fo:language="en" fo:country="GB" style:language-asian="it" style:country-asian="IT"/>
    </style:style>
    <style:style style:name="P29" style:family="paragraph" style:parent-style-name="References">
      <style:paragraph-properties fo:text-align="justify" style:justify-single-word="false"/>
      <style:text-properties officeooo:rsid="01f61d54" officeooo:paragraph-rsid="01f61d54"/>
    </style:style>
    <style:style style:name="P30" style:family="paragraph" style:parent-style-name="References">
      <style:paragraph-properties fo:text-align="justify" style:justify-single-word="false"/>
      <style:text-properties officeooo:rsid="01f7e684" officeooo:paragraph-rsid="01f7e684"/>
    </style:style>
    <style:style style:name="P31" style:family="paragraph" style:parent-style-name="References">
      <style:paragraph-properties fo:text-align="justify" style:justify-single-word="false"/>
      <style:text-properties fo:font-size="9pt" style:font-size-asian="9pt" style:font-size-complex="9pt"/>
    </style:style>
    <style:style style:name="P32" style:family="paragraph" style:parent-style-name="References">
      <style:paragraph-properties fo:text-align="justify" style:justify-single-word="false"/>
      <style:text-properties officeooo:paragraph-rsid="01ff3442"/>
    </style:style>
    <style:style style:name="T1" style:family="text">
      <style:text-properties fo:font-variant="normal" fo:text-transform="none" fo:color="#000000" style:font-name="Times New Roman" fo:letter-spacing="normal" fo:font-style="normal" fo:font-weight="normal"/>
    </style:style>
    <style:style style:name="T2" style:family="text">
      <style:text-properties fo:font-variant="normal" fo:text-transform="none" fo:color="#000000" style:font-name="Times New Roman" fo:letter-spacing="normal" fo:font-style="normal" fo:font-weight="normal" style:font-weight-asian="normal" style:font-weight-complex="normal"/>
    </style:style>
    <style:style style:name="T3" style:family="text">
      <style:text-properties fo:font-variant="normal" fo:text-transform="none" fo:color="#000000" style:font-name="Times New Roman" fo:letter-spacing="normal" fo:font-style="normal" fo:font-weight="normal" officeooo:rsid="01f9cc75" style:font-weight-asian="normal" style:font-weight-complex="normal"/>
    </style:style>
    <style:style style:name="T4" style:family="text">
      <style:text-properties fo:font-variant="normal" fo:text-transform="none" fo:color="#000000" style:font-name="Times New Roman" fo:letter-spacing="normal" fo:font-style="normal" fo:font-weight="normal" style:font-style-asian="normal" style:font-style-complex="normal"/>
    </style:style>
    <style:style style:name="T5" style:family="text">
      <style:text-properties fo:font-variant="normal" fo:text-transform="none" fo:color="#000000" style:font-name="Times New Roman" fo:letter-spacing="normal" fo:font-style="normal" fo:font-weight="bold" style:font-weight-asian="normal" style:font-weight-complex="normal"/>
    </style:style>
    <style:style style:name="T6" style:family="text">
      <style:text-properties fo:font-variant="normal" fo:text-transform="none" fo:color="#000000" style:font-name="Times New Roman" fo:letter-spacing="normal" fo:font-style="italic" fo:font-weight="normal"/>
    </style:style>
    <style:style style:name="T7" style:family="text">
      <style:text-properties fo:font-variant="normal" fo:text-transform="none" fo:color="#000000" style:font-name="Times New Roman" fo:font-size="9pt" fo:letter-spacing="normal" fo:font-style="normal" fo:font-weight="normal" style:font-size-asian="9pt" style:font-size-complex="9pt"/>
    </style:style>
    <style:style style:name="T8" style:family="text">
      <style:text-properties style:text-position="super 58%"/>
    </style:style>
    <style:style style:name="T9" style:family="text">
      <style:text-properties style:text-position="0% 100%"/>
    </style:style>
    <style:style style:name="T10" style:family="text">
      <style:text-properties style:text-position="0% 100%" officeooo:rsid="01f766c2"/>
    </style:style>
    <style:style style:name="T11" style:family="text">
      <style:text-properties officeooo:rsid="01fc0053"/>
    </style:style>
    <style:style style:name="T12" style:family="text">
      <style:text-properties officeooo:rsid="021b4fb2"/>
    </style:style>
    <style:style style:name="T13" style:family="text">
      <style:text-properties officeooo:rsid="021d3d6d"/>
    </style:style>
    <style:style style:name="T14" style:family="text">
      <style:text-properties officeooo:rsid="02222fc9"/>
    </style:style>
    <style:style style:name="T15" style:family="text">
      <style:text-properties officeooo:rsid="0225bf75"/>
    </style:style>
    <style:style style:name="T16" style:family="text">
      <style:text-properties officeooo:rsid="022d8ad6"/>
    </style:style>
    <style:style style:name="T17" style:family="text">
      <style:text-properties officeooo:rsid="022f2433"/>
    </style:style>
    <style:style style:name="T18" style:family="text">
      <style:text-properties officeooo:rsid="0231d251"/>
    </style:style>
    <style:style style:name="T19" style:family="text">
      <style:text-properties officeooo:rsid="02322132"/>
    </style:style>
    <style:style style:name="T20" style:family="text">
      <style:text-properties officeooo:rsid="0232ac77"/>
    </style:style>
    <style:style style:name="T21" style:family="text">
      <style:text-properties officeooo:rsid="0234f107"/>
    </style:style>
    <style:style style:name="T22" style:family="text">
      <style:text-properties officeooo:rsid="023ad02b"/>
    </style:style>
    <style:style style:name="T23" style:family="text">
      <style:text-properties officeooo:rsid="023f1741"/>
    </style:style>
    <style:style style:name="T24" style:family="text">
      <style:text-properties officeooo:rsid="023ff6a6"/>
    </style:style>
    <style:style style:name="T25" style:family="text">
      <style:text-properties officeooo:rsid="0243455a"/>
    </style:style>
    <style:style style:name="T26" style:family="text">
      <style:text-properties officeooo:rsid="0247b46d"/>
    </style:style>
    <style:style style:name="T27" style:family="text">
      <style:text-properties officeooo:rsid="024ac30d"/>
    </style:style>
    <style:style style:name="T28" style:family="text">
      <style:text-properties officeooo:rsid="024e980d"/>
    </style:style>
    <style:style style:name="T29" style:family="text">
      <style:text-properties officeooo:rsid="025454ae"/>
    </style:style>
    <style:style style:name="T30" style:family="text">
      <style:text-properties officeooo:rsid="0259010c"/>
    </style:style>
    <style:style style:name="T31" style:family="text">
      <style:text-properties officeooo:rsid="02597a1d"/>
    </style:style>
    <style:style style:name="fr1" style:family="graphic" style:parent-style-name="Frame">
      <style:graphic-properties style:wrap="parallel" style:number-wrapped-paragraphs="no-limit" style:vertical-pos="from-top" style:vertical-rel="paragraph" style:horizontal-pos="from-left" style:horizontal-rel="paragraph" fo:background-color="#ffffff" style:background-transparency="0%" draw:fill="solid" draw:fill-color="#ffffff" draw:opacity="100%" fo:padding="0.002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Tab"/>
        <text:sequence-decl text:display-outline-level="0" text:name="Fig"/>
      </text:sequence-decls>
      <text:p text:style-name="P28"><draw:frame draw:style-name="fr1" draw:name="Frame1" text:anchor-type="char" svg:x="0.025cm" svg:y="0cm" svg:width="18.299cm" svg:height="3.972cm" draw:z-index="0"><draw:text-box><text:p text:style-name="P15">CCN for Automatic Data Collection and Filtering</text:p><text:p text:style-name="Frame_20_contents"/><text:p text:style-name="Frame_20_contents"/><text:p text:style-name="P3">Saverio Meucci</text:p><text:p text:style-name="P5">s.meucci91@gmail.com</text:p></draw:text-box></draw:frame></text:p>
      <text:p text:style-name="P4">Abstract</text:p>
      <text:p text:style-name="P12"/>
      <text:p text:style-name="P13">In this paper it is presented a procedure to automatically create a large dataset of images containing faces, that will be used to train a CNN. This procedure is based on two phases: first, the automatic collection of the images thanks to some search engine and second, a filtering both automatic, thank to a pre-trained CNN, and manual, with the help of a tool for visual validation.</text:p>
      <text:h text:style-name="P16" text:outline-level="1">Introduction</text:h>
      <text:p text:style-name="P6"/>
      <text:p text:style-name="P6"><text:tab/><text:span text:style-name="T12">Modern convolutional neural networks (CNNs) show more and more promising results in today's research. However, training such networks to have the best possible performance require a huge amount of data. Acquire those data is not always an easy task: most very large dataset are non freely available to the public; also, build from scratch such a huge dataset of millions of contents, like images, <text:s/>require a remarkable effort, not only in terms of acquiring those contents, but especially in terms of the annotation process, meaning a ground-truth creation, fundamental for any training technique.</text:span></text:p>
      <text:p text:style-name="P6"><text:tab/><text:span text:style-name="T13">This different of accessibility to data represents a bottleneck for the research in this field, where only research teams with adequate resources can afford to obtain or directly create large datasets and therefore do experiments and achieve results that are significant, since the number of very large dataset publicly available is quite small.</text:span></text:p>
      <text:p text:style-name="P6"><text:tab/><text:span text:style-name="T14">In this paper it is discussed the creation of a procedure thanks to which build a large dataset of images that can be used in the training process of a CNN. This procedure takes advantage of the modern search engines, and, at the same time, has the objective of decreasing at a minimum the cost in terms of human time necessary to the acquisition and annotations of the images of the dataset, from the collection phase to the filtering and classification phases, leaving to a human user only the final phase that consists of a visual validation of the automatically obtained results.</text:span></text:p>
      <text:p text:style-name="P6"><text:tab/><text:span text:style-name="T15">As anticipated earlier, this procedure is divided in two main phases. The first one consists in the creation of the dataset, that is the acquisition of the images from the web; the last phase, instead, consists in the filtering of the acquired images, thank to the usage of a face detector and a classification process. This phase has the task of clean up the dataset in order to make it usable for a training process of a CNN. Finally the results are validated by a human user with the help of customized web app.</text:span></text:p>
      <text:p text:style-name="P6"><text:tab/><text:span text:style-name="T16">This procedure is mainly focused on images containing faces.</text:span></text:p>
      <text:h text:style-name="P17" text:outline-level="1">Dataset Creation</text:h>
      <text:p text:style-name="P7"/>
      <text:p text:style-name="P24"><text:tab/><text:span text:style-name="T17">The phase for the dataset creation consists in the acquisition of images exploiting the modern image search engines. To begin with, it is necessary to decide a list of personalities that are sufficiently popular, so that for each identity there will be a high number of images, between 500 and 1000) as results of the search engines. Once a list of identities have been determined, we can proceeds to acquire the images. </text:span></text:p>
      <text:p text:style-name="P24"><text:tab/><text:span text:style-name="T18">The acquisition procedure is divided in two parts: a collection phase and a download phase.</text:span></text:p>
      <text:p text:style-name="P24"><text:tab/><text:span text:style-name="T18">The collection phase takes advantage of three search engines, that are Bing, Yahoo and AOL, to query and obtain images for each identity. A query returns a HTML page, that contains a limited number of results for an identity; that means that the query needs to be repeated with an increasing offset, until the desired number of results have been retrieved. Each HTML page contains the links to the image related to the query. Because every search engine has a different layout for the returned HTML pages and a different way of presenting the links in the pages, it is necessary to implement a parser for every search engine used. Moreover, since most search engines do not allow too many consecutive queries, two proxies have been used that divided the queries from the search engines, in order to not saturate the availability of the requests.</text:span></text:p>
      <text:p text:style-name="P24"><text:tab/><text:span text:style-name="T19">Once that the links of the images are obtained for each identity, each link is saved on a table of a database with information about the related identity, the search engine used and the rank of the result.</text:span></text:p>
      <text:p text:style-name="P24"><text:tab/><text:span text:style-name="T19">The download phase takes place once the database of links have been created. The procedure is straight forward: the </text:span><text:soft-page-break/><text:span text:style-name="T19">images are downloaded and saved in a folder related to the identity, using the links contain in the table. This phase does not require particular precautions such as the usage of a proxy to mask the IP address, since the requests for the links are forwarded to different IP addresses and not the few same ones, such as it is with the collection phase, where only the ones of the search engines are used.</text:span></text:p>
      <text:p text:style-name="P24"><text:tab/><text:span text:style-name="T20">After these two phases we obtain a dataset of images for a list of identities automatically acquired from the Internet. The size of the created dataset is customizable changing the number of identities used and the number of links that are obtained for every identity from each search engines.</text:span></text:p>
      <text:h text:style-name="P18" text:outline-level="1">Face Detect<text:span text:style-name="T30">ion</text:span></text:h>
      <text:p text:style-name="P26"/>
      <text:p text:style-name="P27"><text:tab/><text:span text:style-name="T21">The previous phase had the task of acquiring the images to create a large dataset. The successive phases have the objective of filtering the obtained dataset, in order to remove, for each identity, the images that are not relevant. In fact, the results of the queries to the image search engines for a specific identity, will also contain images that are not related to that identity, thus the need of a filtering phase. Also, since the objective of this paper is the creation of datasets of images containing faces, we need to detect and select the faces in the retrieved images.</text:span></text:p>
      <text:p text:style-name="P27"><text:span text:style-name="T21"><text:tab/>This task is accomplished implementing a face detector, written in C++ using the dlib library. This face detector is compile into an executable that takes an image, or list of images, and returns the coordinates of the bounding box surrounding the detected faces. The dlib C++ library implements a face detector by using the classic histogram of oriented gradients (HOG) feature combined with a linear classifier, an image pyramid and sliding window detection scheme.</text:span></text:p>
      <text:p text:style-name="P26"><text:tab/><text:span text:style-name="T31">Considering the retrieved images, some will have no detected faces, others will detect the face of the identity the image is related to, others still will detect more than one faces, meaning that not all of them will be of the related identity but will belong to other subjects present in the images. This problem will be tackle in a later section of this paper.</text:span></text:p>
      <text:p text:style-name="P27"><text:tab/><text:span text:style-name="T24">To recap, this phase processes each image of the dataset with a customized face detector and obtains the coordinates of the bounding box related to the detected faces. These coordinates are then save in a table of the database along with the image from which are extracted and the identity related to the image.</text:span></text:p>
      <text:p text:style-name="P27"><text:span text:style-name="T24"><text:tab/>In the next phases we will refer to images as the detected bounding box, even though these are not saved as images until the end, to avoid duplicating the data.</text:span></text:p>
      <text:h text:style-name="P19" text:outline-level="1">Duplicate Removal</text:h>
      <text:p text:style-name="P7"/>
      <text:p text:style-name="P7"><text:tab/><text:span text:style-name="T25">Using an image search engine, it is easy to notice that in the results there will be present images that are duplicated, both because the returned links refer to the same location and because the same image is stored in to two different locations. Whatever the case, in the created datasets there will be presents a certain number of duplicated images for each identity. That is not desirable, since the dataset need to be used to train a CNN. A training phase need to generalized as much as possible the objects that is learning; a duplicated image does not add any useful information to this process.</text:span></text:p>
      <text:p text:style-name="P7"><text:tab/><text:span text:style-name="T26">These duplicated images need to be removed from the dataset with a duplicate removal technique to improve purity. For this task, the images are represented as extended bounding boxes related to the detected faces</text:span><text:tab/>, <text:span text:style-name="T27">in order to consider not only the face but also the contest of the image; the entire images are not used to decrease the computational time needed., since the images obtained with the extended bounding boxes are much smaller than the original. That is necessary because, since we are building a very large dataset, millions of images need to be <text:s/>processed.</text:span></text:p>
      <text:p text:style-name="P7"><text:tab/><text:span text:style-name="T28">For each image a feature vector are computed using the Vector of Locally Aggregated Descriptors (VLAD) encoding. The VLAD is a feature encoding and pooling method that encodes a set of local feature descriptors extracted from an image using a feature dictionary built using a clustering method. These feature vectors are then clustered within the images for each identity; only a single element per cluster will be retained in order to removed the duplicated images.</text:span></text:p>
      <text:p text:style-name="P7"><text:tab/><text:span text:style-name="T29">The retained images are saved in the database without removing the duplicate images yet; this is done because if there is an error in the procedure the original images are not lost, since acquiring millions of images from the Internet is a n expensive task.</text:span></text:p>
      <text:h text:style-name="P22" text:outline-level="1">Classification</text:h>
      <text:p text:style-name="P7"/>
      <text:p text:style-name="P8"><text:tab/>Arrivati a questo punto ho creat un dataset ed un database di informazioni, grazie alle quali posso ottenere un dataset di immagini contenenti facce, in cui i duplicati sono stati rimossi, associati a ciascuna identità. Ciò di cui non siamo ancora sicuri è proprio l'associazione fra facce e identità: l'immagine originale potrebbe contenere più facce dando quindi vita a più immagini contenenti ciascuna una faccia ma senza sapere quali di queste è da associare correttamente all'identità; inoltre il face detector potrebbe aver sbagliato ed avere identificato come faccia ciò che in realtà non lo è. </text:p>
      <text:p text:style-name="P8">E' quindi necessaria una fase di classificazione delle immagini in modo da pulire il dataset da ciò che non è rilevante o <text:soft-page-break/>sbagliato, ovvero che non contiene la faccia dell'identità relativa. </text:p>
      <text:p text:style-name="P8">Innanzitutto, in questa fase le immagini sono le immagini estrapolate grazie alle coordinate della bounding box, in modo da concentrarsi sullo sul volto trovato. Sfruttando una cnn pre addestrata su 1000 identità con facce, viene estrapolato dalla rete l'ultimo layer di convoluzione come descrittore delle immagini. Successivamente vengono prese le 50 migliori immagini per ciascuna identità scelte in base al ranking di download, assumendo che le immagini più pertinenti e quindi contenti la facce dell'identità relativa abbiano ranking più alto. Tale 50 immagini per identità vengono utilizzate per addestrare un svm lineare. Per cercare di ridurre la complessità computazionale ciascuna identità viene addestrata contro altre k (5) identità scelte a caso. Ciò non compromette la precisione della classificazione per in questa fase non ci interessa classificare correttamente un'immagine associandola all'identità giusta, ma stabilire su un'immagine che si presuppone essere associata ad un'identità, lo è veramente. Quindi si tratta di una classificazione lineare per ciascuna identità e quindi dovremmo creare un modello, ovvero addestrare ciascuna identità separatamente. E' meno costo addestrare molti modelli ma con un dataset di dimensioni più contenute che creare un unico modello con un dataset di dimensioni enormi. </text:p>
      <text:p text:style-name="P8">Quindi una volta terminato l'addestramento, otterrò un modello che utilizzerò per classificare le facce ottenute dalle fasi precendenti, per eliminare quelle che non appartengono alla relativa identità. I risultati della classificazione vengono salvati su un database.</text:p>
      <text:h text:style-name="P20" text:outline-level="1">Validation</text:h>
      <text:p text:style-name="P7"/>
      <text:p text:style-name="P9"><text:tab/>Ovviamente la fase di classificazione non è perfetta ma è soggetta ad un certo grado di precisione. Questo dipende da un problema intrinseco del machine learning, ma anche dalla possibilià che le immagini utilizzate per la fase di training non siano sufficientemente pulite. A due facce che stavano nella stessa immagini verrà assegnato lo stesso ranking, ma solo una faccia sarà effettivamente dell'identità corretta. Tuttavia, essendo impossibile distinguere nelle fasi precedenti questa differenza, se il ranking dell'immagine originale era alto, entrambe verranno utilizzate per il training, quindi avrò addestrato il modello con un dataset non pulito. </text:p>
      <text:p text:style-name="P9">Per risolvere questi errori, e per valutare la precisione di questa procedura, è stato creato un metodo per la validazione visuale da parte di un utente umano dei risultati ottenuti dalle fasi precedenti e in particolare della classificazione. Per tale validazione visuale è stato creato una pagina web, grazie al quale vengono mostrate all'utente, per ciascuna identità le immagini associate ed i risultati della classicazione. Le immagini originali vengono croppate utilizzando le bounding box allargate, per permettere una corretta e più leggera visualizzazione sulla pagina web. Le immagini (facce) con un bordo rosso saranno quelle che il classificatore ha considerato non relative all'identità mentre quelle senza bordo le ha considerato relative all'identità relative. L'utente può interagire scorrendo le varie identità e/o le varie immagini mostrate in una galleria ma soprattutto tramite doppio click potrà correggere i risultati della classificazione. Facendo doppio click su un immagine senza bordo, questa diventerà con bordo rosso, ovvero l'utente afferma che tale immagine è stata scorrettamente classificata come relative all'identità in considerazione. Viceversa, facendo doppio click su un'immagine con bordo rosso, diventerà senza bordo, affermando quindi che tale immagine appartiene all'identità in considerazione, contrariamente a quanto predetto dalla fase di classificazione. Tale processo è più veloce di una annotazione standard perchè l'utente deve solo validare dei risultati, non stabilirli lui fin dall'inizio; inoltre è l'interfaccia è stata pensata per funzionare con un numero più limitato possibile di operazione da eseguire e per essere intuitiva. Anche i cambiamenti apportati alla classificazione da parte dell'utente in questa fase di validazione vengono salvati su un database. La classificazione e la validazione vengono poi confrontati per creare il groundtruth e quindi un dataset pulito di facce adatte per essere utilizzate nell'addestramento di un cnn.</text:p>
      <text:h text:style-name="P20" text:outline-level="1">Experiments</text:h>
      <text:p text:style-name="P7"/>
      <text:p text:style-name="P10"><text:tab/>Per verificare la bontà di tale procedura sono stati fatti esperimenti con due diversi insiemi di dataset. Una contente identità quali celebrità, attori etc l'altro contente identità come calciatori. Le prime erano una selezione delle identità con cui la rete usa per estrarre il classificatore era stata addestrata. </text:p>
      <text:p text:style-name="P10">Per verificare la precisione della classificazione sono state prese 50 identità del primo insieme e 50 dal secondo. Sono state eseguite tutte le fasi della procedura fino alla classificazione. Infine è stata effettuata la parte di validazione visuale tramite l'interfaccia web creata. Sfruttando così la validazione è stato possibile creare un groundtruth contro il quale confrontare i risultatai della procedura automatica fino alla classificazione. I risultati ottenuto sono promettenete (mostrare e rifare etc).</text:p>
      <text:h text:style-name="P21" text:outline-level="1">Conclusions</text:h>
      <text:p text:style-name="P6"/>
      <text:p text:style-name="P10"><text:tab/>La procedura implementa mostra risultati promettenti. Tuttavia ci sono diverse questioni da discutere ed aspetti da migliorare. </text:p>
      <text:p text:style-name="P10">- instabilità nell'usare i motori di ricerca, parsin ad hoc, perchè possono essere soggetti a modifiche e quindi in futuro la <text:soft-page-break/>pipeline così come è potrebbe non funzionare più, ma occorrerebbe riscrivere il parsing o cambiare motore di ricerca, infatti non tutti permetto di ottenere i link alle immagini originale, ma solo alle thumbnails, troppo piccole per essere usate. </text:p>
      <text:p text:style-name="P10">- duplicate removal usando vlfeat migliorabile perchè ha solo kmeans o comunque clustering in cui bisogna prespecificare il numero di cluster da ottenere. Inoltre spesso le immagini vengono considerate diverse anche se contenutisticamente sono uguali, perchè ci sono differenze in termini di qualità, risoluzione, etc che rendono quindi i descrittori vlad suscettibli a tali differenze e quindi le immagini non vengono considerate uguale e messe nello stesso clusters, impendento una corretta rimozione del duplicato. </text:p>
      <text:p text:style-name="P10">- problema già citato con la parte di training, ovvero dataset non pulito in generale. </text:p>
      <text:p text:style-name="P10">- presenza di identità non ottimali, con nomi poco conosciuti o troppo generici producono insiemi di immagini troppo rumorose, rendono necessario eliminare tale identità dalla lista, cosa possibli nella fase di validazione facendo doppio click sull'immagine di riferimento dell'identità, che diventerà con sfondo rosso. </text:p>
      <text:p text:style-name="P10">- procedura lenta, soprattutto dovuta al numero enorme di immagini che si vogliono ottenere, soprattutto nella fase di classificazione e validazione.</text:p>
      <text:p text:style-name="P6"/>
      <text:p text:style-name="P11"/>
      <text:h text:style-name="P23" text:outline-level="1"/>
      <text:h text:style-name="P23" text:outline-level="1">References</text:h>
      <text:p text:style-name="P14"/>
      <text:list xml:id="list2117501959416779812" text:style-name="WW8Num2">
        <text:list-item>
          <text:p text:style-name="P29">O. Surinka, M. Holtkamp, F. Karabaa, J.P. van Oosten, L. Schomaker and M. Wiering. A* Path Planning for Line Segmentation of Handwritten Documents, 14<text:span text:style-name="T8">th</text:span><text:span text:style-name="T9"> Internationl Conference on Frontiers in Handwriting recognition, </text:span><text:span text:style-name="T10">2014.</text:span></text:p>
        </text:list-item>
        <text:list-item>
          <text:p text:style-name="P30">J. Sauvola, M. Pietikainen. Adaptive document image binarization, Pattern Recognition 33 (2000) 225-236, 1999.</text:p>
        </text:list-item>
        <text:list-item>
          <text:p text:style-name="P31"><text:span text:style-name="T3">C. Wolf, J.M. Jolion and F. Chassaing, </text:span><text:span text:style-name="T2">Text Localization, Enhancement and Binarization in Multimedia Documents</text:span><text:span text:style-name="T5">, </text:span><text:span text:style-name="T4">Proceedings of the International Conference on Pattern Recognition (ICPR),</text:span><text:span text:style-name="T6"> </text:span><text:span text:style-name="T1">volume 4, pages 1037-1040, IEEE Computer Society. August 11th-15th, 2002, Quebec City, Canada. 4 pages.</text:span></text:p>
        </text:list-item>
        <text:list-item>
          <text:p text:style-name="P32"><text:span text:style-name="T11">Y. Kzlov, T. Weinkauf, </text:span><text:span text:style-name="T7">Max Planck Institute for Informatics, Saarbrücken, </text:span><text:span text:style-name="T11">https://github.com/yeara/Persistence1D.</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 svg:font-family="'Lohit Hindi'"/>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Liberation Mono" svg:font-family="'Liberation Mono'" style:font-family-generic="modern" style:font-pitch="fixed"/>
    <style:font-face style:name="NSimSun" svg:font-family="NSimSun" style:font-family-generic="modern" style:font-pitch="fixed"/>
    <style:font-face style:name="宋体" svg:font-family="宋体, 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svg:font-family="Helvetica, Arial" style:font-family-generic="swiss" style:font-pitch="variable"/>
    <style:font-face style:name="Tahoma" svg:font-family="Tahoma"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56cm" style:writing-mode="lr-tb"/>
      <style:text-properties style:use-window-font-color="true" style:font-name="Liberation Serif" fo:font-size="12pt" fo:language="it" fo:country="IT"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none" style:writing-mode="lr-tb"/>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Standard" style:class="text">
      <style:paragraph-properties fo:text-align="center" style:justify-single-word="false"/>
      <style:text-properties fo:font-size="14pt" fo:font-weight="bold" style:letter-kerning="true" style:font-size-asian="14pt" style:font-weight-asian="bold" style:font-size-complex="2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ohit Hindi"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complex="Lohit Hindi" style:font-family-complex="'Lohit Hindi'"/>
    </style:style>
    <style:style style:name="Heading_20_1" style:display-name="Heading 1" style:family="paragraph" style:parent-style-name="Standard" style:next-style-name="Standard" style:default-outline-level="1" style:class="text">
      <style:paragraph-properties fo:margin-top="0.423cm" fo:margin-bottom="0.141cm" loext:contextual-spacing="false" fo:keep-with-next="always"/>
      <style:text-properties fo:font-size="12pt" fo:font-weight="bold" style:letter-kerning="true" style:font-size-asian="12pt" style:font-weight-asian="bold" style:font-size-complex="12pt"/>
    </style:style>
    <style:style style:name="Heading_20_2" style:display-name="Heading 2" style:family="paragraph" style:parent-style-name="Standard" style:next-style-name="Standard" style:default-outline-level="2" style:class="text">
      <style:paragraph-properties fo:margin-left="1.02cm" fo:margin-right="0cm" fo:margin-top="0.423cm" fo:margin-bottom="0.212cm" loext:contextual-spacing="false" fo:text-indent="-1.02cm" style:auto-text-indent="false" fo:keep-with-next="always"/>
      <style:text-properties fo:font-size="11pt" fo:font-weight="bold" style:font-size-asian="11pt" style:font-weight-asian="bold" style:font-style-complex="italic"/>
    </style:style>
    <style:style style:name="Heading_20_3" style:display-name="Heading 3" style:family="paragraph" style:parent-style-name="Standard" style:next-style-name="Standard" style:default-outline-level="3" style:class="text">
      <style:paragraph-properties fo:keep-with-next="always"/>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9pt" fo:font-style="italic" style:font-size-asian="9pt" style:font-style-asian="italic" style:font-size-complex="9pt" style:font-style-complex="italic"/>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9pt" style:font-size-asian="9pt" style:font-size-complex="9pt"/>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8pt" style:font-size-asian="8pt" style:font-size-complex="8pt"/>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ize="8pt" fo:font-style="italic" style:font-size-asian="8pt" style:font-style-asian="italic" style:font-size-complex="8pt"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fo:font-size="8pt" style:font-size-asian="8pt" style:font-size-complex="8pt"/>
    </style:style>
    <style:style style:name="Abstract" style:family="paragraph" style:parent-style-name="Standard" style:next-style-name="Standard">
      <style:paragraph-properties fo:margin-left="0cm" fo:margin-right="0cm" fo:margin-top="0.035cm" fo:margin-bottom="0cm" loext:contextual-spacing="false" fo:text-align="justify" style:justify-single-word="false" fo:text-indent="0.356cm" style:auto-text-indent="false"/>
      <style:text-properties fo:font-style="italic" style:font-style-asian="italic" style:font-size-complex="9pt" style:font-weight-complex="bold"/>
    </style:style>
    <style:style style:name="Authors" style:family="paragraph" style:parent-style-name="Standard" style:next-style-name="Standard">
      <style:paragraph-properties fo:margin-top="0cm" fo:margin-bottom="0.564cm" loext:contextual-spacing="false" fo:text-align="center" style:justify-single-word="false"/>
      <style:text-properties fo:font-size="11pt" style:font-size-asian="11pt" style:font-size-complex="11pt"/>
    </style:style>
    <style:style style:name="Footnote" style:family="paragraph" style:parent-style-name="Standard" style:class="extra">
      <style:paragraph-properties fo:margin-left="0cm" fo:margin-right="0cm" fo:text-align="justify" style:justify-single-word="false" fo:text-indent="0.356cm" style:auto-text-indent="false"/>
      <style:text-properties fo:font-size="8pt" style:font-size-asian="8pt" style:font-size-complex="8pt"/>
    </style:style>
    <style:style style:name="References" style:family="paragraph" style:parent-style-name="Standard" style:list-style-name="WW8Num2">
      <style:paragraph-properties fo:margin-left="0.635cm" fo:margin-right="0cm" fo:text-align="justify" style:justify-single-word="false" fo:text-indent="-0.635cm" style:auto-text-indent="false"/>
      <style:text-properties fo:font-size="9pt" style:font-size-asian="9pt" style:font-size-complex="8pt"/>
    </style:style>
    <style:style style:name="IndexTerms" style:family="paragraph" style:parent-style-name="Standard" style:next-style-name="Standard">
      <style:paragraph-properties fo:margin-left="0cm" fo:margin-right="0cm" fo:text-align="justify" style:justify-single-word="false" fo:text-indent="0.356cm" style:auto-text-indent="false"/>
      <style:text-properties fo:font-size="9pt" fo:font-weight="bold" style:font-size-asian="9pt" style:font-weight-asian="bold" style:font-size-complex="9pt"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Text" style:family="paragraph" style:parent-style-name="Standard" style:class="extra">
      <style:paragraph-properties fo:margin-left="0cm" fo:margin-right="0cm" fo:text-align="justify" style:justify-single-word="false" fo:orphans="0" fo:widows="0" fo:text-indent="0.36cm" style:auto-text-indent="false"/>
    </style:style>
    <style:style style:name="Figure_20_Caption" style:display-name="Figure Caption" style:family="paragraph" style:parent-style-name="Standard">
      <style:paragraph-properties fo:text-align="justify" style:justify-single-word="false"/>
      <style:text-properties fo:font-size="9pt" style:font-size-asian="9pt" style:font-size-complex="8pt"/>
    </style:style>
    <style:style style:name="Table_20_Title" style:display-name="Table Title" style:family="paragraph" style:parent-style-name="Standard">
      <style:paragraph-properties fo:text-align="center" style:justify-single-word="false"/>
      <style:text-properties fo:font-variant="small-caps" fo:font-size="8pt" style:font-size-asian="8pt" style:font-size-complex="8pt"/>
    </style:style>
    <style:style style:name="Reference_20_Head" style:display-name="Reference Head" style:family="paragraph" style:parent-style-name="Heading_20_1" style:default-outline-level="" style:list-style-name="">
      <style:paragraph-properties fo:margin-left="0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text-properties fo:color="#0000ff" style:font-name="Helvetica" fo:font-family="Helvetica, Arial" style:font-family-generic="swiss" style:font-pitch="variable" fo:font-size="9pt" style:font-size-asian="9pt" style:font-name-complex="Helvetica" style:font-family-complex="Helvetica, Arial" style:font-family-generic-complex="swiss" style:font-pitch-complex="variable"/>
    </style:style>
    <style:style style:name="Equation" style:family="paragraph" style:parent-style-name="Standard" style:next-style-name="Standard">
      <style:paragraph-properties fo:line-height="105%" fo:text-align="justify" style:justify-single-word="false" fo:orphans="0" fo:widows="0">
        <style:tab-stops>
          <style:tab-stop style:position="8.89cm" style:type="right"/>
        </style:tab-stops>
      </style:paragraph-properties>
    </style:style>
    <style:style style:name="Text_20_body_20_indent" style:display-name="Text body indent" style:family="paragraph" style:parent-style-name="Standard" style:class="text">
      <style:paragraph-properties fo:margin-left="1.111cm" fo:margin-right="0cm" fo:text-indent="-1.111cm" style:auto-text-indent="false"/>
      <style:text-properties style:font-size-complex="12pt"/>
    </style:style>
    <style:style style:name="题注" style:family="paragraph" style:parent-style-name="Standard" style:next-style-name="Standard">
      <style:text-properties fo:font-weight="bold" style:font-weight-asian="bold" style:font-weight-complex="bold"/>
    </style:style>
    <style:style style:name="批注文字" style:family="paragraph" style:parent-style-name="Standard"/>
    <style:style style:name="批注主题" style:family="paragraph" style:parent-style-name="批注文字" style:next-style-name="批注文字">
      <style:text-properties fo:font-weight="bold" style:font-weight-asian="bold" style:font-weight-complex="bold"/>
    </style:style>
    <style:style style:name="修订" style:family="paragraph">
      <style:paragraph-properties fo:orphans="2" fo:widows="2" fo:hyphenation-ladder-count="no-limit"/>
      <style:text-properties style:use-window-font-color="true" style:font-name="Times New Roman" fo:font-family="'Times New Roman'" style:font-family-generic="roman" style:font-pitch="variable" fo:font-size="10pt" fo:language="en" fo:country="US" style:font-name-asian="宋体" style:font-family-asian="宋体, SimSu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批注框文本"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普通_28_网站_29_" style:display-name="普通(网站)" style:family="paragraph" style:parent-style-name="Standard">
      <style:paragraph-properties fo:margin-top="0.176cm" fo:margin-bottom="0.176cm" loext:contextual-spacing="false" style:text-autospace="ideograph-alpha"/>
      <style:text-properties style:font-name="宋体" fo:font-family="宋体, SimSun" style:font-pitch="variable" fo:font-size="12pt" style:font-name-asian="宋体" style:font-family-asian="宋体, SimSun" style:font-pitch-asian="variable" style:font-size-asian="12pt" style:language-asian="zh" style:country-asian="CN" style:font-name-complex="宋体" style:font-family-complex="宋体, SimSun" style:font-pitch-complex="variable" style:font-size-complex="12pt"/>
    </style:style>
    <style:style style:name="Frame_20_contents_20__28_user_29_" style:display-name="Frame contents (user)" style:family="paragraph" style:parent-style-name="Text_20_body"/>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 style:family="paragraph" style:parent-style-name="Caption"/>
    <style:style style:name="Fig" style:family="paragraph" style:parent-style-name="Caption"/>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Absatz-Standardschriftart" style:family="text"/>
    <style:style style:name="WW-Absatz-Standardschriftart" style:family="text"/>
    <style:style style:name="WW8Num8z0" style:family="text">
      <style:text-properties style:font-name="Times New Roman" fo:font-family="'Times New Roman'" style:font-family-generic="roman" style:font-pitch="variable" style:font-name-asian="宋体" style:font-family-asian="宋体, SimSun" style:font-pitch-asian="variable" style:font-name-complex="Times New Roman" style:font-family-complex="'Times New Roman'" style:font-family-generic-complex="roman" style:font-pitch-complex="variable"/>
    </style:style>
    <style:style style:name="默认段落字体" style:family="text"/>
    <style:style style:name="MemberType" style:family="text">
      <style:text-properties style:font-name="Times New Roman" fo:font-family="'Times New Roman'" style:font-family-generic="roman" style:font-pitch="variable" fo:font-size="11pt" fo:font-style="italic" style:font-size-asian="11pt" style:font-style-asian="italic" style:font-name-complex="Times New Roman" style:font-family-complex="'Times New Roman'" style:font-family-generic-complex="roman" style:font-pitch-complex="variable" style:font-size-complex="11pt" style:font-style-complex="italic"/>
    </style:style>
    <style:style style:name="Footnote_20_Symbol" style:display-name="Footnote Symbol" style:family="text">
      <style:text-properties style:text-position="super 58%"/>
    </style:style>
    <style:style style:name="Internet_20_link" style:display-name="Internet link" style:family="text">
      <style:text-properties fo:color="#993366" style:font-name="Courier" fo:font-family="Courier, 'Courier New'" style:font-family-generic="modern" style:text-underline-style="solid" style:text-underline-width="auto" style:text-underline-color="font-color" style:font-name-complex="Courier" style:font-family-complex="Courier, 'Courier New'" style:font-family-generic-complex="modern"/>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默认段落字体"/>
    <style:style style:name="标题_20_1_20_Char" style:display-name="标题 1 Char" style:family="text">
      <style:text-properties fo:font-size="12pt" fo:language="en" fo:country="US" fo:font-weight="bold" style:letter-kerning="true" style:font-size-asian="12pt" style:font-weight-asian="bold" style:font-size-complex="12pt" style:language-complex="ar" style:country-complex="SA"/>
    </style:style>
    <style:style style:name="Text_20_Char" style:display-name="Text Char" style:family="text">
      <style:text-properties fo:language="en" fo:country="US" style:language-complex="ar" style:country-complex="SA"/>
    </style:style>
    <style:style style:name="批注引用" style:family="text">
      <style:text-properties fo:font-size="8pt" style:font-size-asian="8pt" style:font-size-complex="8pt"/>
    </style:style>
    <style:style style:name="批注文字_20_Char" style:display-name="批注文字 Char" style:family="text" style:parent-style-name="默认段落字体"/>
    <style:style style:name="批注主题_20_Char" style:display-name="批注主题 Char" style:family="text">
      <style:text-properties fo:font-weight="bold" style:font-weight-asian="bold" style:font-weight-complex="bold"/>
    </style:style>
    <style:style style:name="批注框文本_20_Char" style:display-name="批注框文本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ootnote_20_anchor_20__28_user_29_" style:display-name="Footnote anchor (use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Endnote_20_anchor_20__28_user_29_" style:display-name="Endnote anchor (user)" style:family="text">
      <style:text-properties style:text-position="super 58%"/>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WW8Num1z1"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space" fo:text-indent="-0.762cm" fo:margin-left="0.762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space" fo:text-indent="-1.016cm" fo:margin-left="1.016cm"/>
        </style:list-level-properties>
      </text:list-level-style-number>
      <text:list-level-style-number text:level="3" text:style-name="WW8Num1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1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1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1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1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1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1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fo:text-indent="-0.75cm" fo:margin-left="1.106cm"/>
        </style:list-level-properties>
      </text:list-level-style-number>
      <text:list-level-style-number text:level="2" text:style-name="WW8Num3z0" style:num-prefix="(" style:num-suffix=")" style:num-format="a" style:num-letter-sync="true">
        <style:list-level-properties text:list-level-position-and-space-mode="label-alignment">
          <style:list-level-label-alignment text:label-followed-by="listtab" fo:text-indent="-0.751cm" fo:margin-left="1.857cm"/>
        </style:list-level-properties>
      </text:list-level-style-number>
      <text:list-level-style-number text:level="3" text:style-name="WW8Num3z2" style:num-suffix="." style:num-format="1">
        <style:list-level-properties text:list-level-position-and-space-mode="label-alignment">
          <style:list-level-label-alignment text:label-followed-by="listtab" fo:text-indent="-0.75cm" fo:margin-left="2.607cm"/>
        </style:list-level-properties>
      </text:list-level-style-number>
      <text:list-level-style-number text:level="4" text:style-name="WW8Num3z3" style:num-suffix="." style:num-format="a" style:num-letter-sync="true">
        <style:list-level-properties text:list-level-position-and-space-mode="label-alignment">
          <style:list-level-label-alignment text:label-followed-by="listtab" fo:text-indent="-0.499cm" fo:margin-left="3.106cm"/>
        </style:list-level-properties>
      </text:list-level-style-number>
      <text:list-level-style-number text:level="5" text:style-name="WW8Num3z4" style:num-suffix="." style:num-format="1">
        <style:list-level-properties text:list-level-position-and-space-mode="label-alignment">
          <style:list-level-label-alignment text:label-followed-by="listtab" fo:text-indent="-0.75cm" fo:margin-left="3.856cm"/>
        </style:list-level-properties>
      </text:list-level-style-number>
      <text:list-level-style-number text:level="6" text:style-name="WW8Num3z5" style:num-suffix="." style:num-format="a" style:num-letter-sync="true">
        <style:list-level-properties text:list-level-position-and-space-mode="label-alignment">
          <style:list-level-label-alignment text:label-followed-by="listtab" fo:text-indent="-0.75cm" fo:margin-left="4.606cm"/>
        </style:list-level-properties>
      </text:list-level-style-number>
      <text:list-level-style-number text:level="7" text:style-name="WW8Num3z6" style:num-suffix="." style:num-format="i">
        <style:list-level-properties text:list-level-position-and-space-mode="label-alignment">
          <style:list-level-label-alignment text:label-followed-by="listtab" fo:text-indent="-0.751cm" fo:margin-left="5.357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75cm" fo:margin-left="6.107cm"/>
        </style:list-level-properties>
      </text:list-level-style-number>
      <text:list-level-style-number text:level="9" text:style-name="WW8Num3z8" style:num-suffix="." style:num-format="i">
        <style:list-level-properties text:list-level-position-and-space-mode="label-alignment">
          <style:list-level-label-alignment text:label-followed-by="listtab" fo:text-indent="-0.75cm" fo:margin-left="6.85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635cm" fo:text-align="center" style:justify-single-word="false" fo:text-indent="0cm" style:auto-text-indent="false"/>
    </style:style>
    <style:style style:name="MP2"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0.76cm" fo:margin-bottom="0.76cm" fo:margin-left="1.614cm" fo:margin-right="1.591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columns fo:column-count="2" fo:column-gap="0.801cm">
          <style:column style:rel-width="32767*" fo:start-indent="0cm" fo:end-indent="0.4cm"/>
          <style:column style:rel-width="32768*" fo:start-indent="0.4cm" fo:end-indent="0cm"/>
        </style:columns>
        <style:footnote-sep style:width="0.018cm" style:distance-before-sep="0.101cm" style:distance-after-sep="0.101cm" style:line-style="solid" style:adjustment="left" style:rel-width="25%" style:color="#000000"/>
      </style:page-layout-properties>
      <style:header-style>
        <style:header-footer-properties fo:min-height="1.78cm" fo:margin-left="0cm" fo:margin-right="0cm" fo:margin-bottom="1.681cm" style:dynamic-spacing="true"/>
      </style:header-style>
      <style:footer-style>
        <style:header-footer-properties fo:min-height="2.101cm" fo:margin-left="0cm" fo:margin-right="0cm" fo:margin-top="2.002cm" style:dynamic-spacing="true"/>
      </style:footer-style>
    </style:page-layout>
  </office:automatic-styles>
  <office:master-styles>
    <style:master-page style:name="Standard"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dc:subject>IEEE Transactions on Magnetics </dc:subject>
    <meta:initial-creator>-</meta:initial-creator>
    <meta:creation-date>2008-08-26T19:56:00</meta:creation-date>
    <dc:date>2016-06-08T12:51:24.754000000</dc:date>
    <meta:print-date>2016-06-01T13:26:23.783411367</meta:print-date>
    <meta:editing-cycles>593</meta:editing-cycles>
    <meta:editing-duration>PT19H11M48S</meta:editing-duration>
    <meta:generator>LibreOffice/4.4.5.2$Windows_x86 LibreOffice_project/a22f674fd25a3b6f45bdebf25400ed2adff0ff99</meta:generator>
    <meta:printed-by>saverio </meta:printed-by>
    <meta:document-statistic meta:table-count="0" meta:image-count="0" meta:object-count="0" meta:page-count="4" meta:paragraph-count="52" meta:word-count="2692" meta:character-count="17074" meta:non-whitespace-character-count="14409"/>
  </office:meta>
</office:document-meta>
</file>